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R9xRhZS3X6qF8PI7edN3mWnNVFFUq3KLF5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27:50.126642468</meta:creation-date>
    <dc:date>2023-12-04T12:35:53.555960594</dc:date>
    <meta:editing-duration>PT8M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